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24/como-ejecutar-interrupciones-en-una-zynq-de-xilinx/" text:style-name="Internet_20_link" text:visited-style-name="Visited_20_Internet_20_Link"><text:span text:style-name="T3">https://soceame.wordpress.com/2024/06/24/como-ejecutar-interrupciones-en-una-zynq-de-xilinx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56:06.402505477">23/02/2025</text:date></text:p>
      <text:p text:style-name="P10"/>
      <text:p text:style-name="P11">Iba a escribir sobre las interrupciones de la Zynq de Xilinx, pero ya esta bien explicado en internet. </text:p>
      <text:p text:style-name="Text_20_body">Adjunto enlaces interesantes:</text:p>
      <text:list text:style-name="L1">
        <text:list-item>
          <text:p text:style-name="P12"><text:a xlink:type="simple" xlink:href="https://indico.ictp.it/event/8342/session/13/contribution/83/material/slides/0.pdf" text:style-name="Internet_20_link" text:visited-style-name="Visited_20_Internet_20_Link">https://indico.ictp.it/event/8342/session/13/contribution/83/material/slides/0.pdf</text:a> </text:p>
        </text:list-item>
        <text:list-item>
          <text:p text:style-name="P13"><text:a xlink:type="simple" xlink:href="https://prof.bht-berlin.de/fileadmin/prof/svoss/CES/Datenblaetter/how-to-use-interrupts-on-zynqsoc.pdf" text:style-name="Internet_20_link" text:visited-style-name="Visited_20_Internet_20_Link">https://prof.bht-berlin.de/fileadmin/prof/svoss/CES/Datenblaetter/how-to-use-interrupts-on-zynqsoc.pdf</text:a> </text:p>
        </text:list-item>
      </text:list>
      <text:p text:style-name="Text_20_body">También dejo un repositorio con una función que simplifica mucho la creación de interrupciones.</text:p>
      <text:list text:style-name="L2">
        <text:list-item>
          <text:p text:style-name="P14"><text:a xlink:type="simple" xlink:href="https://github.com/DRubioG/Interrupt_zynq" text:style-name="Internet_20_link" text:visited-style-name="Visited_20_Internet_20_Link">https://github.com/DRubioG/Interrupt_zynq</text:a>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5c6f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24/como-ejecutar-interrupciones-en-una-zynq-de-xilinx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24/como-ejecutar-interrupciones-en-una-zynq-de-xilinx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55:26.635739090</meta:creation-date>
    <meta:editing-duration>PT41S</meta:editing-duration>
    <meta:editing-cycles>2</meta:editing-cycles>
    <meta:generator>LibreOffice/24.8.4.2$Linux_X86_64 LibreOffice_project/480$Build-2</meta:generator>
    <dc:date>2025-02-23T17:56:06.209242517</dc:date>
    <meta:document-statistic meta:table-count="0" meta:image-count="0" meta:object-count="0" meta:page-count="2" meta:paragraph-count="14" meta:word-count="62" meta:character-count="813" meta:non-whitespace-character-count="760"/>
    <meta:template xlink:type="simple" xlink:actuate="onRequest" xlink:title="template" xlink:href="../../../../../../Plantillas/template.ott" meta:date="2025-02-23T17:55:25.209311646"/>
  </office:meta>
</office:document-meta>
</file>